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min-height="14.45cm" fo:min-width="4.1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.3cm"/>
    </style:style>
    <style:style style:name="gr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306cm" fo:min-width="1.056cm"/>
    </style:style>
    <style:style style:name="gr4" style:family="graphic" style:parent-style-name="standard">
      <style:graphic-properties draw:stroke="none" svg:stroke-color="#000000" draw:fill="none" draw:fill-color="#ffffff" fo:min-height="2.1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9cm"/>
    </style:style>
    <style:style style:name="gr7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min-height="14.45cm" fo:min-width="6.5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569cm"/>
    </style:style>
    <style:style style:name="gr9" style:family="graphic" style:parent-style-name="standard">
      <style:graphic-properties draw:stroke="none" svg:stroke-color="#000000" draw:fill="none" draw:fill-color="#ffffff" fo:min-height="0.79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000000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text-position="super 58%" fo:font-size="16pt" style:font-size-asian="16pt" style:font-size-complex="16pt"/>
    </style:style>
    <style:style style:name="T5" style:family="text">
      <style:text-properties style:text-position="sub 58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4.7cm" svg:height="14.8cm" svg:x="1.2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1cm" svg:height="1.55cm" svg:x="2.1cm" svg:y="2.3cm">
          <draw:text-box>
            <text:p>隠れ層</text:p>
          </draw:text-box>
        </draw:frame>
        <draw:custom-shape draw:style-name="gr3" draw:text-style-name="P4" draw:layer="layout" svg:width="2.2cm" svg:height="2.2cm" svg:x="2.101cm" svg:y="13.801cm">
          <text:p text:style-name="P3"><text:span text:style-name="T1">パーセプ</text:span></text:p>
          <text:p text:style-name="P3"><text:span text:style-name="T1">トロン</text:span></text:p>
          <text:p text:style-name="P3"><text:span text:style-name="T1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1cm" svg:height="2.4cm" svg:x="2.501cm" svg:y="9.101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3" draw:text-style-name="P4" draw:layer="layout" svg:width="2.2cm" svg:height="2.2cm" svg:x="1.7cm" svg:y="4.4cm">
          <text:p text:style-name="P3"><text:span text:style-name="T1">パー</text:span><text:span text:style-name="T1">セプ</text:span></text:p>
          <text:p text:style-name="P3"><text:span text:style-name="T1">トロ</text:span><text:span text:style-name="T1">ン</text:span></text:p>
          <text:p text:style-name="P3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2cm" svg:height="2.2cm" svg:x="11.501cm" svg:y="13.801cm">
          <text:p text:style-name="P3"><text:span text:style-name="T1">パーセプ</text:span></text:p>
          <text:p text:style-name="P3"><text:span text:style-name="T1">トロン</text:span></text:p>
          <text:p text:style-name="P3"><text:span text:style-name="T1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1cm" svg:height="2.4cm" svg:x="11.901cm" svg:y="8.901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3" draw:text-style-name="P4" draw:layer="layout" svg:width="2.2cm" svg:height="2.2cm" svg:x="11.1cm" svg:y="4.2cm">
          <text:p text:style-name="P3"><text:span text:style-name="T1">パーセプ</text:span></text:p>
          <text:p text:style-name="P3"><text:span text:style-name="T1">トロン</text:span></text:p>
          <text:p text:style-name="P3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3.401cm" svg:y1="5.2cm" svg:x2="15.001cm" svg:y2="5.2cm">
          <text:p/>
        </draw:line>
        <draw:frame draw:style-name="gr6" draw:text-style-name="P2" draw:layer="layout" svg:width="2.5cm" svg:height="1.15cm" svg:x="14.901cm" svg:y="4.7cm">
          <draw:text-box>
            <text:p>出力1</text:p>
          </draw:text-box>
        </draw:frame>
        <draw:line draw:style-name="gr5" draw:text-style-name="P1" draw:layer="layout" svg:x1="13.701cm" svg:y1="14.8cm" svg:x2="15.2cm" svg:y2="14.9cm">
          <text:p/>
        </draw:line>
        <draw:frame draw:style-name="gr6" draw:text-style-name="P2" draw:layer="layout" svg:width="2.5cm" svg:height="1.15cm" svg:x="15.1cm" svg:y="14.4cm">
          <draw:text-box>
            <text:p>出力M</text:p>
          </draw:text-box>
        </draw:frame>
        <draw:frame draw:style-name="gr4" draw:text-style-name="P5" draw:layer="layout" svg:width="1.1cm" svg:height="2.4cm" svg:x="15.401cm" svg:y="8.9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7" draw:text-style-name="P1" draw:layer="layout" svg:width="7.1cm" svg:height="14.8cm" svg:x="7.001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1cm" svg:height="1.55cm" svg:x="9.101cm" svg:y="2.05cm">
          <draw:text-box>
            <text:p>出力層</text:p>
          </draw:text-box>
        </draw:frame>
        <draw:line draw:style-name="gr5" draw:text-style-name="P1" draw:layer="layout" svg:x1="4.1cm" svg:y1="5.501cm" svg:x2="11.1cm" svg:y2="5.401cm">
          <text:p/>
        </draw:line>
        <draw:line draw:style-name="gr5" draw:text-style-name="P1" draw:layer="layout" svg:x1="4.1cm" svg:y1="5.601cm" svg:x2="11.4cm" svg:y2="14.901cm">
          <text:p/>
        </draw:line>
        <draw:frame draw:style-name="gr8" draw:text-style-name="P6" draw:layer="layout" svg:width="2.001cm" svg:height="1.819cm" svg:x="7.5cm" svg:y="4.451cm">
          <draw:text-box>
            <text:p><text:span text:style-name="T3">w</text:span><text:span text:style-name="T4">o</text:span><text:span text:style-name="T5">11</text:span></text:p>
          </draw:text-box>
        </draw:frame>
        <draw:frame draw:style-name="gr8" draw:text-style-name="P6" draw:layer="layout" svg:width="1.901cm" svg:height="1.819cm" svg:x="8.7cm" svg:y="10.851cm">
          <draw:text-box>
            <text:p><text:span text:style-name="T3">w</text:span><text:span text:style-name="T4">o</text:span><text:span text:style-name="T5">1M</text:span></text:p>
          </draw:text-box>
        </draw:frame>
        <draw:line draw:style-name="gr5" draw:text-style-name="P1" draw:layer="layout" svg:x1="10.3cm" svg:y1="4.001cm" svg:x2="11.3cm" svg:y2="4.701cm">
          <text:p/>
        </draw:line>
        <draw:frame draw:style-name="gr9" draw:text-style-name="P6" draw:layer="layout" svg:width="1.5cm" svg:height="1.049cm" svg:x="9.201cm" svg:y="3.151cm">
          <draw:text-box>
            <text:p><text:span text:style-name="T3">b</text:span><text:span text:style-name="T4">o</text:span><text:span text:style-name="T5">1</text:span></text:p>
          </draw:text-box>
        </draw:frame>
        <draw:frame draw:style-name="gr9" draw:text-style-name="P6" draw:layer="layout" svg:width="1.5cm" svg:height="1.049cm" svg:x="9.001cm" svg:y="15.2cm">
          <draw:text-box>
            <text:p><text:span text:style-name="T3">b</text:span><text:span text:style-name="T4">o</text:span><text:span text:style-name="T5">M</text:span></text:p>
          </draw:text-box>
        </draw:frame>
        <draw:line draw:style-name="gr5" draw:text-style-name="P1" draw:layer="layout" svg:x1="10.2cm" svg:y1="15.601cm" svg:x2="11.3cm" svg:y2="15.101cm">
          <text:p/>
        </draw:line>
        <draw:line draw:style-name="gr5" draw:text-style-name="P1" draw:layer="layout" svg:x1="4.5cm" svg:y1="14.901cm" svg:x2="11.3cm" svg:y2="14.901cm">
          <text:p/>
        </draw:line>
        <draw:line draw:style-name="gr5" draw:text-style-name="P1" draw:layer="layout" svg:x1="4.4cm" svg:y1="14.801cm" svg:x2="11.1cm" svg:y2="5.401cm">
          <text:p/>
        </draw:line>
        <draw:frame draw:style-name="gr8" draw:text-style-name="P6" draw:layer="layout" svg:width="1.901cm" svg:height="1.819cm" svg:x="7.6cm" svg:y="13.901cm">
          <draw:text-box>
            <text:p><text:span text:style-name="T3">w</text:span><text:span text:style-name="T4">o</text:span><text:span text:style-name="T5">KM</text:span></text:p>
          </draw:text-box>
        </draw:frame>
        <draw:frame draw:style-name="gr8" draw:text-style-name="P6" draw:layer="layout" svg:width="1.799cm" svg:height="1.819cm" svg:x="7.601cm" svg:y="7.151cm">
          <draw:text-box>
            <text:p><text:span text:style-name="T3">w</text:span><text:span text:style-name="T4">o</text:span><text:span text:style-name="T5">K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11-19T18:10:25</meta:creation-date>
    <dc:date>2017-12-12T17:09:10.217179162</dc:date>
    <meta:editing-duration>PT44M58S</meta:editing-duration>
    <meta:editing-cycles>26</meta:editing-cycles>
    <meta:generator>LibreOffice/5.1.6.2$Linux_X86_64 LibreOffice_project/10m0$Build-2</meta:generator>
    <meta:document-statistic meta:object-count="27"/>
  </office:meta>
</office:document-meta>
</file>